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36cm" fo:min-width="0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solid" draw:stroke-dash="Fine_20_Dashe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179cm" fo:min-width="6.357cm"/>
    </style:style>
    <style:style style:name="gr6" style:family="graphic" style:parent-style-name="standard">
      <style:graphic-properties draw:stroke="none" draw:fill="hatch" draw:fill-color="#000000" draw:fill-hatch-name="Hatching_20_1" draw:fill-hatch-solid="false" draw:textarea-vertical-align="middle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16cm" fo:min-width="0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161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hatch" draw:fill-hatch-name="Black_20_45_20_Degrees"/>
      <style:paragraph-properties fo:text-align="center"/>
    </style:style>
    <style:style style:name="P5" style:family="paragraph">
      <loext:graphic-properties draw:fill="hatch" draw:fill-color="#000000" draw:fill-hatch-name="Hatching_20_1" draw:fill-hatch-solid="fals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style:font-name="Bitstream Charter" fo:font-style="italic"/>
    </style:style>
    <style:style style:name="P8" style:family="paragraph">
      <loext:graphic-properties draw:fill="none" draw:fill-color="#ffffff"/>
      <style:text-properties style:font-name="Bitstream Charter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0.429cm" svg:height="0.428cm" svg:x="2.714cm" svg:y="4.3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29cm" svg:height="0.429cm" svg:x="2.714cm" svg:y="4.7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29cm" svg:height="0.429cm" svg:x="2.714cm" svg:y="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429cm" svg:height="0.428cm" svg:x="2.714cm" svg:y="5.6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29cm" svg:height="0.429cm" svg:x="2.714cm" svg:y="6.0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olyline draw:style-name="gr3" draw:text-style-name="P2" draw:layer="layout" svg:width="0.428cm" svg:height="2.142cm" svg:x="2.714cm" svg:y="4.343cm" svg:viewBox="0 0 429 2143" draw:points="0,2143 429,2143 429,0 0,0">
            <text:p/>
          </draw:polyline>
        </draw:g>
        <draw:ellipse draw:style-name="gr4" draw:text-style-name="P3" draw:layer="layout" svg:width="0.429cm" svg:height="0.428cm" draw:transform="rotate (-3.14159265358979) translate (1.609cm 6.483cm)" draw:kind="arc" draw:start-angle="220.95" draw:end-angle="134.35">
          <text:p/>
        </draw:ellipse>
        <draw:circle draw:style-name="gr4" draw:text-style-name="P3" draw:layer="layout" svg:width="0.429cm" svg:height="0.429cm" draw:transform="rotate (-3.14159265358979) translate (1.614cm 6.187cm)" draw:kind="arc" draw:start-angle="220.95" draw:end-angle="134.35">
          <text:p/>
        </draw:circle>
        <draw:circle draw:style-name="gr4" draw:text-style-name="P3" draw:layer="layout" svg:width="0.428cm" svg:height="0.428cm" draw:transform="rotate (-3.14159265358979) translate (1.623cm 5.893cm)" draw:kind="arc" draw:start-angle="220.95" draw:end-angle="134.35">
          <text:p/>
        </draw:circle>
        <draw:ellipse draw:style-name="gr4" draw:text-style-name="P3" draw:layer="layout" svg:width="0.429cm" svg:height="0.428cm" draw:transform="rotate (-3.14159265358979) translate (1.642cm 5.595cm)" draw:kind="arc" draw:start-angle="307.82" draw:end-angle="134.35">
          <text:p/>
        </draw:ellipse>
        <draw:circle draw:style-name="gr4" draw:text-style-name="P3" draw:layer="layout" svg:width="0.429cm" svg:height="0.429cm" draw:transform="rotate (-3.14159265358979) translate (1.6cm 6.784cm)" draw:kind="arc" draw:start-angle="220.95" draw:end-angle="0.45">
          <text:p/>
        </draw:circle>
        <draw:line draw:style-name="gr3" draw:text-style-name="P2" draw:layer="layout" svg:x1="1cm" svg:y1="6.571cm" svg:x2="7.857cm" svg:y2="6.571cm">
          <text:p/>
        </draw:line>
        <draw:custom-shape draw:style-name="gr5" draw:text-style-name="P4" draw:layer="layout" svg:width="6.857cm" svg:height="0.429cm" svg:x="1cm" svg:y="6.571cm">
          <text:p/>
          <draw:enhanced-geometry svg:viewBox="0 0 21600 21600" draw:type="rectangle" draw:enhanced-path="M 0 0 L 21600 0 21600 21600 0 21600 0 0 Z N"/>
        </draw:custom-shape>
        <draw:polygon draw:style-name="gr6" draw:text-style-name="P5" draw:layer="layout" svg:width="3.428cm" svg:height="4.199cm" svg:x="1cm" svg:y="1cm" svg:viewBox="0 0 3429 4200" draw:points="0,4200 857,4200 857,3343 429,2914 429,857 857,429 2229,429 2657,857 2657,2914 2229,3343 2229,4200 3429,4200 3429,0 0,0">
          <text:p/>
        </draw:polygon>
        <draw:polygon draw:style-name="gr6" draw:text-style-name="P5" draw:layer="layout" svg:width="3.428cm" svg:height="4.199cm" svg:x="4.429cm" svg:y="1cm" svg:viewBox="0 0 3429 4200" draw:points="3429,4200 2571,4200 2571,3343 3000,2914 3000,857 2571,429 1200,429 771,857 771,2914 1200,3343 1200,4200 0,4200 0,0 3429,0">
          <text:p/>
        </draw:polygon>
        <draw:g>
          <draw:g>
            <draw:custom-shape draw:style-name="gr7" draw:text-style-name="P1" draw:layer="layout" svg:width="0.429cm" svg:height="0.428cm" svg:x="5.713cm" svg:y="4.343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8" draw:text-style-name="P1" draw:layer="layout" svg:width="0.429cm" svg:height="0.429cm" svg:x="5.713cm" svg:y="4.771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8" draw:text-style-name="P1" draw:layer="layout" svg:width="0.429cm" svg:height="0.429cm" svg:x="5.713cm" svg:y="5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1" draw:layer="layout" svg:width="0.429cm" svg:height="0.428cm" svg:x="5.713cm" svg:y="5.629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8" draw:text-style-name="P1" draw:layer="layout" svg:width="0.429cm" svg:height="0.429cm" svg:x="5.713cm" svg:y="6.05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polyline draw:style-name="gr3" draw:text-style-name="P2" draw:layer="layout" svg:width="0.428cm" svg:height="2.142cm" svg:x="5.714cm" svg:y="4.343cm" svg:viewBox="0 0 429 2143" draw:points="429,2143 0,2143 0,0 429,0">
            <text:p/>
          </draw:polyline>
        </draw:g>
        <draw:circle draw:style-name="gr4" draw:text-style-name="P3" draw:layer="layout" svg:width="0.428cm" svg:height="0.428cm" draw:transform="rotate (-3.14159265358979) translate (7.677cm 6.483cm)" draw:kind="arc" draw:start-angle="45.65" draw:end-angle="319.05">
          <text:p/>
        </draw:circle>
        <draw:circle draw:style-name="gr4" draw:text-style-name="P3" draw:layer="layout" svg:width="0.429cm" svg:height="0.429cm" draw:transform="rotate (-3.14159265358979) translate (7.672cm 6.187cm)" draw:kind="arc" draw:start-angle="45.65" draw:end-angle="319.05">
          <text:p/>
        </draw:circle>
        <draw:ellipse draw:style-name="gr4" draw:text-style-name="P3" draw:layer="layout" svg:width="0.429cm" svg:height="0.428cm" draw:transform="rotate (-3.14159265358979) translate (7.663cm 5.893cm)" draw:kind="arc" draw:start-angle="45.65" draw:end-angle="319.05">
          <text:p/>
        </draw:ellipse>
        <draw:ellipse draw:style-name="gr4" draw:text-style-name="P3" draw:layer="layout" svg:width="0.429cm" svg:height="0.428cm" draw:transform="rotate (-3.14159265358979) translate (7.644cm 5.595cm)" draw:kind="arc" draw:start-angle="45.65" draw:end-angle="235.67">
          <text:p/>
        </draw:ellipse>
        <draw:circle draw:style-name="gr4" draw:text-style-name="P3" draw:layer="layout" svg:width="0.429cm" svg:height="0.429cm" draw:transform="rotate (-3.14159265358979) translate (7.686cm 6.784cm)" draw:kind="arc" draw:start-angle="179.54" draw:end-angle="319.05">
          <text:p/>
        </draw:circle>
        <draw:polygon draw:style-name="gr3" draw:text-style-name="P2" draw:layer="layout" svg:width="6.856cm" svg:height="4.199cm" svg:x="1cm" svg:y="1cm" svg:viewBox="0 0 6857 4200" draw:points="0,4200 857,4200 857,3343 429,2914 429,857 857,429 2229,429 2657,857 2657,2914 2229,3343 2229,4200 4629,4200 4629,3343 4200,2914 4200,857 4629,429 6000,429 6429,857 6429,2914 6000,3343 6000,4200 6857,4200 6857,0 0,0">
          <text:p/>
        </draw:polygon>
        <draw:line draw:style-name="gr3" draw:text-style-name="P2" draw:layer="layout" svg:x1="2.929cm" svg:y1="6.485cm" svg:x2="2.929cm" svg:y2="3.914cm">
          <text:p/>
        </draw:line>
        <draw:line draw:style-name="gr3" draw:text-style-name="P2" draw:layer="layout" svg:x1="5.929cm" svg:y1="6.485cm" svg:x2="5.929cm" svg:y2="3.914cm">
          <text:p/>
        </draw:line>
        <draw:line draw:style-name="gr3" draw:text-style-name="P2" draw:layer="layout" svg:x1="2.886cm" svg:y1="4.557cm" svg:x2="2.972cm" svg:y2="4.557cm">
          <text:p/>
        </draw:line>
        <draw:line draw:style-name="gr3" draw:text-style-name="P2" draw:layer="layout" svg:x1="2.886cm" svg:y1="4.986cm" svg:x2="2.972cm" svg:y2="4.986cm">
          <text:p/>
        </draw:line>
        <draw:line draw:style-name="gr3" draw:text-style-name="P2" draw:layer="layout" svg:x1="2.886cm" svg:y1="5.414cm" svg:x2="2.972cm" svg:y2="5.414cm">
          <text:p/>
        </draw:line>
        <draw:line draw:style-name="gr3" draw:text-style-name="P2" draw:layer="layout" svg:x1="2.886cm" svg:y1="5.843cm" svg:x2="2.972cm" svg:y2="5.843cm">
          <text:p/>
        </draw:line>
        <draw:line draw:style-name="gr3" draw:text-style-name="P2" draw:layer="layout" svg:x1="2.886cm" svg:y1="6.271cm" svg:x2="2.972cm" svg:y2="6.271cm">
          <text:p/>
        </draw:line>
        <draw:custom-shape draw:style-name="gr9" draw:text-style-name="P6" draw:layer="layout" svg:width="0.085cm" svg:height="0.086cm" svg:x="5.886cm" svg:y="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85cm" svg:height="0.085cm" svg:x="5.887cm" svg:y="4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85cm" svg:height="0.086cm" svg:x="5.887cm" svg:y="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85cm" svg:height="0.086cm" svg:x="5.887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85cm" svg:height="0.086cm" svg:x="5.887cm" svg:y="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0.887cm" svg:height="1.026cm" svg:x="1.613cm" svg:y="5.374cm">
          <draw:text-box>
            <text:p text:style-name="P7"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double" draw:color="#000000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2:17:39.435969635</meta:creation-date>
    <dc:date>2017-06-28T12:43:21.604220505</dc:date>
    <meta:editing-duration>PT25M37S</meta:editing-duration>
    <meta:editing-cycles>11</meta:editing-cycles>
    <meta:generator>LibreOffice/5.1.6.2$Linux_X86_64 LibreOffice_project/10m0$Build-2</meta:generator>
    <meta:document-statistic meta:object-count="44"/>
  </office:meta>
</office:document-meta>
</file>